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sans" svg:font-family="Lucidasans"/>
    <style:font-face style:name="Courier 10 Pitch" svg:font-family="'Courier 10 Pitch'" style:font-pitch="fixed"/>
    <style:font-face style:name="FreeMono" svg:font-family="FreeMono" style:font-family-generic="modern" style:font-pitch="fixed"/>
    <style:font-face style:name="Bitstream Vera Sans" svg:font-family="'Bitstream Vera Sans'" style:font-pitch="variable"/>
    <style:font-face style:name="Bitstream Vera Serif" svg:font-family="'Bitstream Vera Serif'" style:font-pitch="variable"/>
    <style:font-face style:name="Lucidasans1" svg:font-family="Lucidasans" style:font-pitch="variable"/>
    <style:font-face style:name="Nimbus Sans L" svg:font-family="'Nimbus Sans L'" style:font-pitch="variable"/>
    <style:font-face style:name="Bitstream Vera Serif1" svg:font-family="'Bitstream Vera Serif'" style:font-family-generic="roman" style:font-pitch="variable"/>
    <style:font-face style:name="Nimbus Roman No9 L" svg:font-family="'Nimbus Roman No9 L'" style:font-family-generic="roman" style:font-pitch="variable"/>
  </office:font-face-decls>
  <office:automatic-styles>
    <style:style style:name="P1" style:family="paragraph" style:parent-style-name="Footer">
      <style:paragraph-properties fo:text-align="start" style:justify-single-word="false">
        <style:tab-stops>
          <style:tab-stop style:position="3in" style:type="center"/>
          <style:tab-stop style:position="7.4689in" style:type="right"/>
        </style:tab-stops>
      </style:paragraph-properties>
    </style:style>
    <style:style style:name="P2" style:family="paragraph" style:parent-style-name="Standard">
      <style:text-properties style:font-name="Courier 10 Pitch" fo:font-size="11pt" style:font-size-asian="11pt" style:font-size-complex="11pt"/>
    </style:style>
    <style:style style:name="P3" style:family="paragraph" style:parent-style-name="Standard">
      <style:text-properties fo:font-size="11pt" style:font-size-asian="11pt" style:font-size-complex="11pt"/>
    </style:style>
    <style:style style:name="P4" style:family="paragraph" style:parent-style-name="Text">
      <style:text-properties fo:font-weight="normal" style:font-weight-asian="normal" style:font-weight-complex="normal"/>
    </style:style>
    <style:style style:name="P5" style:family="paragraph" style:parent-style-name="Text">
      <style:text-properties fo:font-size="11pt" style:font-size-asian="11pt" style:font-size-complex="11pt"/>
    </style:style>
    <style:style style:name="P6" style:family="paragraph" style:parent-style-name="Standard">
      <style:paragraph-properties fo:margin-left="0.4925in" fo:margin-right="0in" fo:text-indent="0in" style:auto-text-indent="false"/>
      <style:text-properties style:font-name="Courier 10 Pitch" fo:font-size="11pt" fo:font-weight="normal" style:font-size-asian="11pt" style:font-weight-asian="normal" style:font-size-complex="11pt" style:font-weight-complex="normal"/>
    </style:style>
    <style:style style:name="P7" style:family="paragraph" style:parent-style-name="Standard">
      <style:paragraph-properties fo:margin-left="0.4925in" fo:margin-right="0in" fo:text-indent="0in" style:auto-text-indent="false"/>
      <style:text-properties fo:font-size="11pt" fo:font-weight="normal" style:font-size-asian="11pt" style:font-weight-asian="normal" style:font-size-complex="11pt" style:font-weight-complex="normal"/>
    </style:style>
    <style:style style:name="P8" style:family="paragraph" style:parent-style-name="Standard">
      <style:paragraph-properties style:shadow="none"/>
      <style:text-properties fo:font-size="12pt" fo:font-weight="bold" style:font-size-asian="12pt" style:font-weight-asian="bold" style:font-size-complex="12pt" style:font-weight-complex="bold"/>
    </style:style>
    <style:style style:name="P9" style:family="paragraph" style:parent-style-name="Text">
      <style:paragraph-properties fo:margin-left="0.9689in" fo:margin-right="0in" fo:text-indent="-0.6772in" style:auto-text-indent="false">
        <style:tab-stops/>
      </style:paragraph-properties>
    </style:style>
    <style:style style:name="P10" style:family="paragraph" style:parent-style-name="exercises">
      <style:paragraph-properties fo:margin-top="0in" fo:margin-bottom="0.0799in" fo:orphans="0" fo:widows="0" fo:hyphenation-ladder-count="no-limit" style:text-autospace="ideograph-alpha" style:punctuation-wrap="hanging" style:line-break="strict" style:writing-mode="lr-tb"/>
      <style:text-properties style:use-window-font-color="true" style:font-name="Bitstream Vera Serif1" fo:language="en" fo:country="US" style:font-name-asian="Bitstream Vera Sans" style:language-asian="en" style:country-asian="US" style:font-name-complex="Lucidasans1" style:language-complex="en" style:country-complex="US" fo:hyphenate="false" fo:hyphenation-remain-char-count="2" fo:hyphenation-push-char-count="2"/>
    </style:style>
    <style:style style:name="P11" style:family="paragraph" style:parent-style-name="Text">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2" style:family="paragraph" style:parent-style-name="Text" style:list-style-name="L1"/>
    <style:style style:name="P13" style:family="paragraph" style:parent-style-name="Text" style:list-style-name="L1">
      <style:text-properties fo:font-size="11pt" style:font-size-asian="11pt" style:font-size-complex="11pt"/>
    </style:style>
    <style:style style:name="P14" style:family="paragraph" style:parent-style-name="Text" style:list-style-name="L2"/>
    <style:style style:name="P15" style:family="paragraph" style:parent-style-name="Text" style:list-style-name="L3"/>
    <style:style style:name="P16" style:family="paragraph" style:parent-style-name="Text" style:list-style-name="L3">
      <style:text-properties fo:font-weight="normal" style:font-weight-asian="normal" style:font-weight-complex="normal"/>
    </style:style>
    <style:style style:name="P17" style:family="paragraph" style:parent-style-name="Text" style:list-style-name="L1">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8" style:family="paragraph" style:parent-style-name="section" style:master-page-name="Standard">
      <style:paragraph-properties style:page-number="auto"/>
    </style:style>
    <style:style style:name="P19" style:family="paragraph">
      <style:paragraph-properties fo:text-align="center"/>
    </style:style>
    <style:style style:name="T1" style:family="text">
      <style:text-properties style:font-name="Bitstream Vera Serif" fo:font-size="8pt" fo:font-style="normal" style:font-size-asian="8pt" style:font-style-asian="normal" style:font-size-complex="8pt" style:font-style-complex="normal"/>
    </style:style>
    <style:style style:name="T2" style:family="text">
      <style:text-properties style:font-name="Courier 10 Pitch" fo:font-weight="bold" style:font-weight-asian="bold" style:font-weight-complex="bold"/>
    </style:style>
    <style:style style:name="T3" style:family="text">
      <style:text-properties style:font-name="Courier 10 Pitch"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use-window-font-color="true" style:font-name="Bitstream Vera Serif1" fo:language="en" fo:country="US" style:font-name-asian="Bitstream Vera Sans" style:language-asian="en" style:country-asian="US" style:font-name-complex="Lucidasans1" style:language-complex="en" style:country-complex="US"/>
    </style:style>
    <style:style style:name="T8" style:family="text">
      <style:text-properties style:use-window-font-color="true" style:font-name="Courier 10 Pitch" fo:language="en" fo:country="US" fo:font-weight="bold" style:font-name-asian="Bitstream Vera Sans" style:language-asian="en" style:country-asian="US" style:font-weight-asian="bold" style:font-name-complex="Lucidasans1" style:language-complex="en" style:country-complex="US"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Random events</text:p>
      <text:p text:style-name="Text">Python can generate random numbers and in a computer program that can translate into almost anything. For example you can use the dot command to draw a big dot on the screen:</text:p>
      <text:p text:style-name="Text">dot(100)</text:p>
      <text:p text:style-name="Text"/>
      <text:p text:style-name="Text">Variables</text:p>
      <text:p text:style-name="Text">Random values – size, color, distance, angle</text:p>
      <text:p text:style-name="Text">while (True)</text:p>
      <text:p text:style-name="Text">full screen</text:p>
      <text:p text:style-name="Text">hide/show turlte</text:p>
      <text:p text:style-name="Text">speed</text:p>
      <text:p text:style-name="Text">lines</text:p>
      <text:p text:style-name="Text">Dots</text:p>
      <text:p text:style-name="Text">repeating figures</text:p>
      <text:p text:style-name="Text">circle</text:p>
      <text:p text:style-name="Text">bouncing ball</text:p>
      <text:p text:style-name="Text"/>
      <text:p text:style-name="Text"/>
      <text:p text:style-name="P4">The pointer that Python uses to indicate where the pen is and which direction it's facing iscalled a “turtle”, so we'll use one shaped like a turtle. (It can also be hidden, if you want.) As the turtle <text:s/>draws things you can see it move.</text:p>
      <text:p text:style-name="Text">For your first graphics program, let's draw a line. Use the control panel or type in:</text:p>
      <text:p text:style-name="P6">forward(100)</text:p>
      <text:p text:style-name="P7"/>
      <text:p text:style-name="Text">then, run your program with by hitting the “Go!” button.</text:p>
      <text:p text:style-name="Text"/>
      <text:p text:style-name="Text"/>
      <text:p text:style-name="Text">The “turtle” starts in the middle, facing right, and then follows the commands given it.</text:p>
      <text:p text:style-name="Text">Note that you can repeat the command by hitting the Go! button again.</text:p>
      <text:p text:style-name="P10">Exercises</text:p>
      <text:p text:style-name="P2"/>
      <text:list xml:id="list666801909" text:style-name="L1">
        <text:list-item>
          <text:p text:style-name="P17">Add a 90 degree <text:span text:style-name="T7">right</text:span> turn and hit the Go! button enough times to make a square:</text:p>
        </text:list-item>
        <text:list-item>
          <text:p text:style-name="P13">Modify the code above to make a triangle. (Use the 'Reset turtle' button to clear the screen and reset the turtle.</text:p>
        </text:list-item>
      </text:list>
      <text:p text:style-name="Text">The above works just fine, but it needs to be repeated 4 times. Using a <text:span text:style-name="T2">for</text:span> loop (the 'repeat...' button) we can make it even easier to repeat the same code 4 times:</text:p>
      <text:p text:style-name="P2"><text:tab/>for i in range(4):</text:p>
      <text:p text:style-name="P2"><text:tab/><text:tab/>forward(100)</text:p>
      <text:p text:style-name="P2"><text:soft-page-break/><text:tab/><text:tab/>right(90)</text:p>
      <text:p text:style-name="P3"/>
      <text:p text:style-name="P3"/>
      <text:p text:style-name="P3"/>
      <text:p text:style-name="P3"/>
      <text:p text:style-name="P3"/>
      <text:p text:style-name="exercises">Exercise</text:p>
      <text:list xml:id="list968298865" text:continue-numbering="true" text:style-name="L1">
        <text:list-item>
          <text:p text:style-name="P12">Use the code above to make a square</text:p>
        </text:list-item>
      </text:list>
      <text:p text:style-name="Text">In fact, there is an easy formula for making shapes:</text:p>
      <text:p text:style-name="Code"><text:tab/>for i in range(<text:span text:style-name="T4">number_of_sides</text:span>):</text:p>
      <text:p text:style-name="Code"><text:tab/><text:tab/>forward(<text:span text:style-name="T4">length_of_side</text:span>)</text:p>
      <text:p text:style-name="Code"><text:tab/><text:tab/>right(360/<text:span text:style-name="T4">number_of_sides</text:span>)</text:p>
      <text:p text:style-name="Code"/>
      <text:p text:style-name="Text">All you have to do is replace <text:span text:style-name="T4">number_of_sides</text:span> and <text:span text:style-name="T4">length_of_side</text:span> with the values you want to use. </text:p>
      <text:p text:style-name="Text">You can also make your shapes solid, rather than outlines by giving the <text:span text:style-name="T5">begin_fill()</text:span> command before drawing and the <text:span text:style-name="T5">end_fill()</text:span> command after drawing.</text:p>
      <text:p text:style-name="Text">To make a solid octagon with each side 75 pixels long use:</text:p>
      <text:p text:style-name="Code"><text:tab/>begin_fill()</text:p>
      <text:p text:style-name="Code"><text:tab/>for i in range(8):</text:p>
      <text:p text:style-name="Code"><text:tab/><text:tab/>forward(75)</text:p>
      <text:p text:style-name="Code"><text:tab/><text:tab/>right(360/8)</text:p>
      <text:p text:style-name="Code"><text:tab/>end_fill()</text:p>
      <text:p text:style-name="Code"/>
      <text:p text:style-name="exercises">Exercises</text:p>
      <text:list xml:id="list1808204077" text:style-name="L2">
        <text:list-item>
          <text:p text:style-name="P14">use the method above to make solid shapes with 5, 6, and 12 sides</text:p>
        </text:list-item>
        <text:list-item>
          <text:p text:style-name="P14">use the method above to draw a shape with 360 sides and a side length of 1. You now know one way to make a circle.</text:p>
        </text:list-item>
      </text:list>
      <text:p text:style-name="Text"/>
      <text:p text:style-name="section">More Commands</text:p>
      <text:p text:style-name="P11">If you want to draw more than one shape, you'll be annoyed to see that they are connected as you move from one space to another. The way around that is to use the <text:span text:style-name="T8">pen</text:span><text:span text:style-name="T2">up()</text:span> and <text:span text:style-name="T8">pen</text:span><text:span text:style-name="T2">down()</text:span> commands. <text:span text:style-name="T8">pen</text:span><text:span text:style-name="T2">up()</text:span> means <text:span text:style-name="T5">STOP</text:span> drawing, as if you lifted your pen <text:span text:style-name="T5">up</text:span> off the page. <text:span text:style-name="T8">pen</text:span><text:span text:style-name="T2">down()</text:span><text:span text:style-name="T5"> </text:span>puts the pen back <text:span text:style-name="T5">down</text:span> on the page so you can start drawing again.</text:p>
      <text:p text:style-name="Text">There is also an easier way to draw circles – the <text:span text:style-name="T2">circle()</text:span> command. You just tell the circle command the diameter you want:</text:p>
      <text:p text:style-name="Code"><text:tab/>circle(100)</text:p>
      <text:p text:style-name="Code"/>
      <text:p text:style-name="Text">You can also draw just part of the circle by also telling it how much (in degrees) you want to draw. You would draw half a circle with <text:span text:style-name="T2">circle(100, 180)</text:span> <text:s text:c="2"/></text:p>
      <text:p text:style-name="exercises">Exercise</text:p>
      <text:list xml:id="list1295267627" text:style-name="L3">
        <text:list-item>
          <text:p text:style-name="P15">Experiment with the commands below to create a simple picture of a house with a door <text:soft-page-break/>and two windows (and whatever else you can think of). <text:span text:style-name="T5">Hint:</text:span><text:span text:style-name="T6"> you will need to use the </text:span><text:span text:style-name="T3">up()</text:span><text:span text:style-name="T6"> and </text:span><text:span text:style-name="T3">down()</text:span><text:span text:style-name="T6"> commands to lift the “pen” off of the page and put it back down.</text:span></text:p>
          <text:p text:style-name="P16"><draw:custom-shape text:anchor-type="paragraph" draw:z-index="1" draw:style-name="gr2" draw:text-style-name="P19" svg:width="0.9587in" svg:height="0.7953in" svg:x="1.3035in" svg:y="-0.028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5" draw:style-name="gr3" draw:text-style-name="P19" svg:width="0.2504in" svg:height="0.2504in" svg:x="2.145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
        </text:list-item>
      </text:list>
      <text:p text:style-name="Text"><draw:rect text:anchor-type="paragraph" draw:z-index="0" draw:style-name="gr1" draw:text-style-name="P19" svg:width="0.9587in" svg:height="1.1043in" svg:x="1.3035in" svg:y="0.252in"><text:p/></draw:rect></text:p>
      <text:p text:style-name="Text"/>
      <text:p text:style-name="Text"/>
      <text:p text:style-name="P3"><draw:rect text:anchor-type="paragraph" draw:z-index="3" draw:style-name="gr1" draw:text-style-name="P19" svg:width="0.2295in" svg:height="0.2398in" svg:x="1.9598in" svg:y="0.1772in"><text:p/></draw:rect><draw:rect text:anchor-type="paragraph" draw:z-index="2" draw:style-name="gr1" draw:text-style-name="P19" svg:width="0.2189in" svg:height="0.5386in" svg:x="1.6366in" svg:y="0.0453in"><text:p/></draw:rect></text:p>
      <text:p text:style-name="P3"><draw:rect text:anchor-type="paragraph" draw:z-index="4" draw:style-name="gr1" draw:text-style-name="P19" svg:width="0.1878in" svg:height="0.1878in" svg:x="1.3866in" svg:y="0.0654in"><text:p/></draw:rect></text:p>
      <text:p text:style-name="P3"/>
      <text:p text:style-name="P3"/>
      <text:p text:style-name="P8"/>
      <text:p text:style-name="P8">List of Turtle commands:</text:p>
      <text:p text:style-name="P9"><text:span text:style-name="T2">clear()</text:span> - clears window</text:p>
      <text:p text:style-name="P9"><text:span text:style-name="T2">forward(distance)</text:span> – moves turtle foward</text:p>
      <text:p text:style-name="P9"><text:span text:style-name="T2">backward(distance)</text:span> – moves turtle backward</text:p>
      <text:p text:style-name="P9"><text:span text:style-name="T2">left(angle)</text:span> – turns turtle left</text:p>
      <text:p text:style-name="P9"><text:span text:style-name="T2">right(angle)</text:span> – turns turtle right</text:p>
      <text:p text:style-name="P9"><text:span text:style-name="T8">pen</text:span><text:span text:style-name="T2">up()</text:span> - pulls pen up off page, stops drawing. It does NOT move the turtle up the page!</text:p>
      <text:p text:style-name="P9"><text:span text:style-name="T8">pen</text:span><text:span text:style-name="T2">down() </text:span>- puts pen down on page, starts drawing. Does not move down the page!</text:p>
      <text:p text:style-name="P9"><text:span text:style-name="T2">width(width) </text:span>– sets width of line drawn</text:p>
      <text:p text:style-name="P9"><text:span text:style-name="T2">color(*args) </text:span>- *args can either be a color name in quotes, like “green” or a combination of red, green and blue values between 0 and 1. For example black is either <text:span text:style-name="T2">color(“black”)</text:span> or <text:span text:style-name="T2">color(0,0,0)</text:span>, white is either <text:span text:style-name="T2">color(“white”)</text:span> or <text:span text:style-name="T2">color(1,1,1)</text:span>, gray would be <text:span text:style-name="T2">color (“gray”)</text:span> or <text:span text:style-name="T2">color(.5, .5, .5)</text:span>, and purple might be <text:span text:style-name="T2">color(.5, 0, .5)</text:span></text:p>
      <text:p text:style-name="P9"><text:span text:style-name="T2">write(text)</text:span> – will write the text at the current location</text:p>
      <text:p text:style-name="P9"><text:span text:style-name="T2">fill(flag) </text:span>– use <text:span text:style-name="T2">fill(1)</text:span> before starting a shape you want filled (solid) and <text:span text:style-name="T2">fill(0)</text:span> at the end</text:p>
      <text:p text:style-name="P9"><text:span text:style-name="T2">circle(radius, extent) </text:span>– draws a circle with the given radius. Extent is not used unless you want only a partial cricle, then extent is the number of degrees that will be drawn.</text:p>
      <text:p text:style-name="P9"><text:span text:style-name="T2">dot(radius) </text:span>– draws a dot with the given radius.</text:p>
      <text:p text:style-name="P9"><text:span text:style-name="T2">goto(x,y)</text:span> – will move the turtle to location x, y. The center of the screen is 0,0.</text:p>
      <text:p text:style-name="P9"><text:span text:style-name="T2">towards(x,y)</text:span> – gives the angle to location x, y. The center of the screen is 0,0.</text:p>
      <text:p text:style-name="P9"><text:span text:style-name="T2">heading()</text:span> - will give the direction in degrees that the turtle is facing. Right is 0, up is 90, left is 180, down is 270, etc.</text:p>
      <text:p text:style-name="P9"><text:span text:style-name="T2">setheading(angle)</text:span> – will set the direction in degrees that the turtle is facing. Right is 0, up is 90, left is 180, down is 270, etc.</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 svg:font-family="Lucidasans"/>
    <style:font-face style:name="Courier 10 Pitch" svg:font-family="'Courier 10 Pitch'" style:font-pitch="fixed"/>
    <style:font-face style:name="FreeMono" svg:font-family="FreeMono" style:font-family-generic="modern" style:font-pitch="fixed"/>
    <style:font-face style:name="Bitstream Vera Sans" svg:font-family="'Bitstream Vera Sans'" style:font-pitch="variable"/>
    <style:font-face style:name="Bitstream Vera Serif" svg:font-family="'Bitstream Vera Serif'" style:font-pitch="variable"/>
    <style:font-face style:name="Lucidasans1" svg:font-family="Lucidasans" style:font-pitch="variable"/>
    <style:font-face style:name="Nimbus Sans L" svg:font-family="'Nimbus Sans L'" style:font-pitch="variable"/>
    <style:font-face style:name="Bitstream Vera Serif1" svg:font-family="'Bitstream Vera Serif'" style:font-family-generic="roman" style:font-pitch="variable"/>
    <style:font-face style:name="Nimbus Roman No9 L"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 style:font-size-asian="12pt" style:language-asian="en" style:country-asian="US" style:font-name-complex="Nimbus Sans 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erif1" fo:font-size="12pt" fo:language="en" fo:country="US" style:font-name-asian="Bitstream Vera Sans" style:font-size-asian="12pt" style:language-asian="en" style:country-asian="US" style:font-name-complex="Lucidasans1"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 style:font-size-complex="10pt" style:font-style-complex="italic"/>
    </style:style>
    <style:style style:name="Text" style:family="paragraph" style:parent-style-name="Standard" style:class="extra">
      <style:paragraph-properties fo:margin-top="0in" fo:margin-bottom="0.0799in"/>
      <style:text-properties fo:font-size="11pt" fo:font-weight="normal" style:font-size-asian="11pt" style:font-weight-asian="normal" style:font-size-complex="11pt" style:font-weight-complex="normal"/>
    </style:style>
    <style:style style:name="Index" style:family="paragraph" style:parent-style-name="Standard" style:class="index">
      <style:paragraph-properties text:number-lines="false" text:line-number="0"/>
      <style:text-properties style:font-name-complex="Lucidasans"/>
    </style:style>
    <style:style style:name="exercises" style:family="paragraph" style:parent-style-name="Text">
      <style:paragraph-properties fo:padding="0.0201in" fo:border-left="none" fo:border-right="none" fo:border-top="0.0008in solid #000000" fo:border-bottom="0.0008in solid #000000" style:shadow="none"/>
      <style:text-properties fo:font-size="13pt" fo:font-weight="bold" style:font-size-asian="13pt" style:font-weight-asian="bold" style:font-size-complex="13pt" style:font-weight-complex="bold"/>
    </style:style>
    <style:style style:name="section" style:family="paragraph" style:parent-style-name="Standard">
      <style:paragraph-properties fo:margin-top="0in" fo:margin-bottom="0.1201in" fo:padding="0in" fo:border-left="none" fo:border-right="none" fo:border-top="none" fo:border-bottom="0.0071in solid #000000" style:shadow="none"/>
      <style:text-properties fo:font-size="14pt" fo:font-weight="bold" style:font-size-asian="14pt" style:font-weight-asian="bold" style:font-size-complex="14pt" style:font-weight-complex="bold"/>
    </style:style>
    <style:style style:name="Code" style:family="paragraph" style:parent-style-name="Standard">
      <style:text-properties style:font-name="Courier 10 Pitch" fo:font-size="11pt" style:font-size-asian="11pt" style:font-size-complex="11pt"/>
    </style:style>
    <style:style style:name="Numbering_20_Symbols" style:display-name="Numbering Symbols" style:family="text"/>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in" style:type="center"/>
          <style:tab-stop style:position="7.4689in" style:type="right"/>
        </style:tab-stops>
      </style:paragraph-properties>
    </style:style>
    <style:style style:name="MT1" style:family="text">
      <style:text-properties style:font-name="Bitstream Vera Serif" fo:font-size="8pt" fo:font-style="normal" style:font-size-asian="8pt" style:font-style-asian="normal" style:font-size-complex="8pt" style:font-style-complex="normal"/>
    </style:style>
    <style:page-layout style:name="Mpm1">
      <style:page-layout-properties fo:page-width="8.5in" fo:page-height="11in" style:num-format="1" style:print-orientation="portrait" fo:margin-top="0.7in" fo:margin-bottom="0.7in" fo:margin-left="0.5in" fo:margin-right="0.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361in" style:dynamic-spacing="true"/>
      </style:footer-style>
    </style:page-layout>
  </office:automatic-styles>
  <office:master-styles>
    <style:master-page style:name="Standard" style:page-layout-name="Mpm1">
      <style:footer>
        <text:p text:style-name="MP1"><text:span text:style-name="MT1">This guide by V. Ceder, 01/05/2009, licensed under a Creative Commons Share and Share Alike license.<text:tab/></text:span><text:page-number style:num-format="1"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5-01-03T15:33:02</meta:creation-date>
    <dc:date>2010-01-06T23:19:40</dc:date>
    <dc:language>en-US</dc:language>
    <meta:editing-cycles>18</meta:editing-cycles>
    <meta:editing-duration>PT134H43M54S</meta:editing-duration>
    <meta:print-date>2010-01-05T10:20:15</meta:print-date>
    <dc:creator>Vern Ceder</dc:creator>
    <meta:document-statistic meta:table-count="0" meta:image-count="0" meta:object-count="0" meta:page-count="4" meta:paragraph-count="70" meta:word-count="840" meta:character-count="4584"/>
    <meta:user-defined meta:name="Info 1"/>
    <meta:user-defined meta:name="Info 2"/>
    <meta:user-defined meta:name="Info 3"/>
    <meta:user-defined meta:name="Info 4"/>
  </office:meta>
</office:document-meta>
</file>